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e95a" officeooo:paragraph-rsid="000ee95a" style:font-size-asian="15pt" style:font-size-complex="15pt"/>
    </style:style>
    <style:style style:name="P2" style:family="paragraph" style:parent-style-name="Standard">
      <style:text-properties officeooo:paragraph-rsid="00249f97"/>
    </style:style>
    <style:style style:name="P3" style:family="paragraph" style:parent-style-name="Standard">
      <style:text-properties officeooo:paragraph-rsid="002570a5"/>
    </style:style>
    <style:style style:name="P4" style:family="paragraph" style:parent-style-name="Standard">
      <style:text-properties officeooo:paragraph-rsid="0029c99a"/>
    </style:style>
    <style:style style:name="P5" style:family="paragraph" style:parent-style-name="Standard">
      <style:text-properties fo:color="#000000" loext:opacity="100%" officeooo:rsid="002d57d8" officeooo:paragraph-rsid="002d57d8"/>
    </style:style>
    <style:style style:name="P6" style:family="paragraph" style:parent-style-name="Standard">
      <style:text-properties fo:font-size="13pt" style:text-underline-style="none" fo:font-weight="normal" officeooo:rsid="001f4b19" officeooo:paragraph-rsid="002570a5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f4b19" officeooo:paragraph-rsid="001f4b19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normal" officeooo:rsid="001f4b19" officeooo:paragraph-rsid="0029c99a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f4b19" officeooo:paragraph-rsid="003143a8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f4b19" officeooo:paragraph-rsid="0032ee56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2308d3" officeooo:paragraph-rsid="0022afef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2308d3" officeooo:paragraph-rsid="003143a8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2308d3" officeooo:paragraph-rsid="0032ee56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none" fo:font-weight="normal" officeooo:rsid="00249f97" officeooo:paragraph-rsid="00249f97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style:text-underline-style="none" fo:font-weight="normal" officeooo:rsid="00249f97" officeooo:paragraph-rsid="003143a8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style:text-underline-style="none" fo:font-weight="normal" officeooo:rsid="001e327a" officeooo:paragraph-rsid="00249f9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e327a" officeooo:paragraph-rsid="003143a8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0ee95a" officeooo:paragraph-rsid="0019bdf2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3279b8" officeooo:paragraph-rsid="0032ee56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29c99a" officeooo:paragraph-rsid="0032ee56" style:font-size-asian="13pt" style:font-weight-asian="normal" style:font-size-complex="13pt" style:font-weight-complex="normal"/>
    </style:style>
    <style:style style:name="P21" style:family="paragraph" style:parent-style-name="Standard">
      <style:text-properties fo:color="#000000" loext:opacity="100%" fo:font-size="13pt" style:text-underline-style="none" fo:font-weight="normal" officeooo:rsid="002d57d8" officeooo:paragraph-rsid="002d57d8" style:font-size-asian="13pt" style:font-weight-asian="normal" style:font-size-complex="13pt" style:font-weight-complex="normal"/>
    </style:style>
    <style:style style:name="P22" style:family="paragraph" style:parent-style-name="Standard">
      <style:text-properties fo:color="#000000" loext:opacity="100%" fo:font-size="13pt" style:text-underline-style="none" fo:font-weight="normal" officeooo:rsid="002d57d8" officeooo:paragraph-rsid="003143a8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000000" loext:opacity="100%" officeooo:rsid="002d57d8" officeooo:paragraph-rsid="003143a8"/>
    </style:style>
    <style:style style:name="P24" style:family="paragraph" style:parent-style-name="Standard">
      <style:text-properties fo:color="#000000" loext:opacity="100%" officeooo:rsid="002d57d8" officeooo:paragraph-rsid="0032ee56"/>
    </style:style>
    <style:style style:name="P25" style:family="paragraph" style:parent-style-name="Standard">
      <style:text-properties fo:font-size="15pt" fo:font-weight="bold" officeooo:rsid="003af301" officeooo:paragraph-rsid="003143a8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0ee95a" officeooo:paragraph-rsid="003143a8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22afef" officeooo:paragraph-rsid="003143a8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207df1" officeooo:paragraph-rsid="003143a8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officeooo:rsid="000ee95a" officeooo:paragraph-rsid="000ee95a" style:font-size-asian="15pt" style:font-size-complex="15pt"/>
    </style:style>
    <style:style style:name="P30" style:family="paragraph" style:parent-style-name="Standard">
      <style:text-properties officeooo:paragraph-rsid="003143a8"/>
    </style:style>
    <style:style style:name="P31" style:family="paragraph" style:parent-style-name="Standard">
      <style:text-properties officeooo:rsid="002d57d8" officeooo:paragraph-rsid="003143a8"/>
    </style:style>
    <style:style style:name="P32" style:family="paragraph" style:parent-style-name="Standard">
      <style:text-properties officeooo:rsid="003279b8" officeooo:paragraph-rsid="0032ee56"/>
    </style:style>
    <style:style style:name="P33" style:family="paragraph" style:parent-style-name="Standard">
      <style:text-properties officeooo:paragraph-rsid="0032ee56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5pt" fo:font-weight="bold" officeooo:rsid="003af301" officeooo:paragraph-rsid="003143a8" style:font-size-asian="15pt" style:font-weight-asian="bold" style:font-size-complex="15pt" style:font-weight-complex="bold"/>
    </style:style>
    <style:style style:name="T1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2" style:family="text">
      <style:text-properties fo:font-size="13pt" style:text-underline-style="none" fo:font-weight="normal" officeooo:rsid="0019bdf2" style:font-size-asian="13pt" style:font-weight-asian="normal" style:font-size-complex="13pt" style:font-weight-complex="normal"/>
    </style:style>
    <style:style style:name="T3" style:family="text">
      <style:text-properties fo:font-size="13pt" style:text-underline-style="none" fo:font-weight="normal" officeooo:rsid="001db3cf" style:font-size-asian="13pt" style:font-weight-asian="normal" style:font-size-complex="13pt" style:font-weight-complex="normal"/>
    </style:style>
    <style:style style:name="T4" style:family="text">
      <style:text-properties fo:font-size="13pt" style:text-underline-style="none" fo:font-weight="normal" officeooo:rsid="001f4b19" style:font-size-asian="13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2570a5" style:font-size-asian="13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29c99a" style:font-size-asian="13pt" style:font-weight-asian="normal" style:font-size-complex="13pt" style:font-weight-complex="normal"/>
    </style:style>
    <style:style style:name="T7" style:family="text">
      <style:text-properties fo:font-size="13pt" style:text-underline-style="none" fo:font-weight="normal" officeooo:rsid="002f4101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fo:font-weight="normal" officeooo:rsid="00317d0e" style:font-size-asian="13pt" style:font-weight-asian="normal" style:font-size-complex="13pt" style:font-weight-complex="normal"/>
    </style:style>
    <style:style style:name="T9" style:family="text">
      <style:text-properties fo:font-size="13pt" style:text-underline-style="none" fo:font-weight="normal" officeooo:rsid="0033eb74" style:font-size-asian="13pt" style:font-weight-asian="normal" style:font-size-complex="13pt" style:font-weight-complex="normal"/>
    </style:style>
    <style:style style:name="T10" style:family="text">
      <style:text-properties fo:font-size="13pt" style:text-underline-style="none" fo:font-weight="normal" officeooo:rsid="003279b8" style:font-size-asian="13pt" style:font-weight-asian="normal" style:font-size-complex="13pt" style:font-weight-complex="normal"/>
    </style:style>
    <style:style style:name="T11" style:family="text">
      <style:text-properties fo:font-size="13pt" style:text-underline-style="none" fo:font-weight="normal" officeooo:rsid="0037f7b2" style:font-size-asian="13pt" style:font-weight-asian="normal" style:font-size-complex="13pt" style:font-weight-complex="normal"/>
    </style:style>
    <style:style style:name="T12" style:family="text">
      <style:text-properties fo:font-size="13pt" style:text-underline-style="none" fo:font-weight="normal" officeooo:rsid="00391891" style:font-size-asian="13pt" style:font-weight-asian="normal" style:font-size-complex="13pt" style:font-weight-complex="normal"/>
    </style:style>
    <style:style style:name="T13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bold" officeooo:rsid="002570a5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fo:font-weight="bold" officeooo:rsid="0029c99a" style:font-size-asian="13pt" style:font-weight-asian="bold" style:font-size-complex="13pt" style:font-weight-complex="bold"/>
    </style:style>
    <style:style style:name="T16" style:family="text">
      <style:text-properties fo:font-size="13pt" style:text-underline-style="none" fo:font-weight="bold" officeooo:rsid="002f4101" style:font-size-asian="13pt" style:font-weight-asian="bold" style:font-size-complex="13pt" style:font-weight-complex="bold"/>
    </style:style>
    <style:style style:name="T17" style:family="text">
      <style:text-properties fo:font-size="13pt" style:text-underline-style="none" fo:font-weight="bold" officeooo:rsid="0033eb74" style:font-size-asian="13pt" style:font-weight-asian="bold" style:font-size-complex="13pt" style:font-weight-complex="bold"/>
    </style:style>
    <style:style style:name="T18" style:family="text">
      <style:text-properties fo:font-size="13pt" style:text-underline-style="none" fo:font-weight="bold" officeooo:rsid="003279b8" style:font-size-asian="13pt" style:font-weight-asian="bold" style:font-size-complex="13pt" style:font-weight-complex="bold"/>
    </style:style>
    <style:style style:name="T19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0" style:family="text">
      <style:text-properties fo:font-size="13pt" style:text-underline-style="solid" style:text-underline-width="auto" style:text-underline-color="font-color" fo:font-weight="bold" officeooo:rsid="0029c99a" style:font-size-asian="13pt" style:font-weight-asian="bold" style:font-size-complex="13pt" style:font-weight-complex="bold"/>
    </style:style>
    <style:style style:name="T21" style:family="text">
      <style:text-properties fo:font-size="13pt" style:text-underline-style="solid" style:text-underline-width="auto" style:text-underline-color="font-color" fo:font-weight="bold" officeooo:rsid="0033eb74" style:font-size-asian="13pt" style:font-weight-asian="bold" style:font-size-complex="13pt" style:font-weight-complex="bold"/>
    </style:style>
    <style:style style:name="T22" style:family="text">
      <style:text-properties fo:font-size="13pt" style:text-underline-style="solid" style:text-underline-width="auto" style:text-underline-color="font-color" fo:font-weight="bold" officeooo:rsid="001f4b19" style:font-size-asian="13pt" style:font-weight-asian="bold" style:font-size-complex="13pt" style:font-weight-complex="bold"/>
    </style:style>
    <style:style style:name="T23" style:family="text">
      <style:text-properties fo:font-size="13pt" style:text-underline-style="solid" style:text-underline-width="auto" style:text-underline-color="font-color" fo:font-weight="bold" officeooo:rsid="003279b8" style:font-size-asian="13pt" style:font-weight-asian="bold" style:font-size-complex="13pt" style:font-weight-complex="bold"/>
    </style:style>
    <style:style style:name="T24" style:family="text">
      <style:text-properties fo:font-size="13pt" fo:font-weight="normal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19bdf2" style:font-size-asian="13pt" style:font-weight-asian="normal" style:font-size-complex="13pt" style:font-weight-complex="normal"/>
    </style:style>
    <style:style style:name="T26" style:family="text">
      <style:text-properties fo:font-size="13pt" fo:font-weight="normal" officeooo:rsid="0029c99a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3279b8" style:font-size-asian="13pt" style:font-weight-asian="normal" style:font-size-complex="13pt" style:font-weight-complex="normal"/>
    </style:style>
    <style:style style:name="T28" style:family="text">
      <style:text-properties fo:color="#c9211e" loext:opacity="100%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9" style:family="text">
      <style:text-properties fo:color="#c9211e" loext:opacity="100%" fo:font-size="13pt" style:text-underline-style="solid" style:text-underline-width="auto" style:text-underline-color="font-color" fo:font-weight="bold" officeooo:rsid="002570a5" style:font-size-asian="13pt" style:font-weight-asian="bold" style:font-size-complex="13pt" style:font-weight-complex="bold"/>
    </style:style>
    <style:style style:name="T30" style:family="text">
      <style:text-properties fo:color="#c9211e" loext:opacity="100%" fo:font-size="13pt" style:text-underline-style="solid" style:text-underline-width="auto" style:text-underline-color="font-color" fo:font-weight="bold" officeooo:rsid="0022afef" style:font-size-asian="13pt" style:font-weight-asian="bold" style:font-size-complex="13pt" style:font-weight-complex="bold"/>
    </style:style>
    <style:style style:name="T31" style:family="text">
      <style:text-properties fo:color="#c9211e" loext:opacity="100%" fo:font-size="13pt" style:text-underline-style="solid" style:text-underline-width="auto" style:text-underline-color="font-color" fo:font-weight="bold" officeooo:rsid="0029c99a" style:font-size-asian="13pt" style:font-weight-asian="bold" style:font-size-complex="13pt" style:font-weight-complex="bold"/>
    </style:style>
    <style:style style:name="T32" style:family="text">
      <style:text-properties fo:color="#c9211e" loext:opacity="100%" fo:font-size="13pt" style:text-underline-style="solid" style:text-underline-width="auto" style:text-underline-color="font-color" fo:font-weight="bold" officeooo:rsid="001f4b19" style:font-size-asian="13pt" style:font-weight-asian="bold" style:font-size-complex="13pt" style:font-weight-complex="bold"/>
    </style:style>
    <style:style style:name="T33" style:family="text">
      <style:text-properties fo:color="#c9211e" loext:opacity="100%" fo:font-size="13pt" style:text-underline-style="solid" style:text-underline-width="auto" style:text-underline-color="font-color" fo:font-weight="bold" officeooo:rsid="0036cfb9" style:font-size-asian="13pt" style:font-weight-asian="bold" style:font-size-complex="13pt" style:font-weight-complex="bold"/>
    </style:style>
    <style:style style:name="T34" style:family="text">
      <style:text-properties fo:color="#c9211e" loext:opacity="100%" fo:font-size="13pt" style:text-underline-style="none" fo:font-weight="normal" style:font-size-asian="13pt" style:font-weight-asian="normal" style:font-size-complex="13pt" style:font-weight-complex="normal"/>
    </style:style>
    <style:style style:name="T35" style:family="text">
      <style:text-properties fo:color="#c9211e" loext:opacity="100%" fo:font-size="13pt" style:text-underline-style="none" fo:font-weight="normal" officeooo:rsid="002570a5" style:font-size-asian="13pt" style:font-weight-asian="normal" style:font-size-complex="13pt" style:font-weight-complex="normal"/>
    </style:style>
    <style:style style:name="T36" style:family="text">
      <style:text-properties fo:color="#c9211e" loext:opacity="100%" fo:font-size="13pt" style:text-underline-style="none" fo:font-weight="normal" officeooo:rsid="0029c99a" style:font-size-asian="13pt" style:font-weight-asian="normal" style:font-size-complex="13pt" style:font-weight-complex="normal"/>
    </style:style>
    <style:style style:name="T37" style:family="text">
      <style:text-properties fo:color="#c9211e" loext:opacity="100%" fo:font-size="13pt" style:text-underline-style="none" fo:font-weight="normal" officeooo:rsid="0022afef" style:font-size-asian="13pt" style:font-weight-asian="normal" style:font-size-complex="13pt" style:font-weight-complex="normal"/>
    </style:style>
    <style:style style:name="T38" style:family="text">
      <style:text-properties fo:color="#c9211e" loext:opacity="100%" fo:font-size="13pt" style:text-underline-style="none" fo:font-weight="normal" officeooo:rsid="002308d3" style:font-size-asian="13pt" style:font-weight-asian="normal" style:font-size-complex="13pt" style:font-weight-complex="normal"/>
    </style:style>
    <style:style style:name="T39" style:family="text">
      <style:text-properties fo:color="#c9211e" loext:opacity="100%" fo:font-size="13pt" style:text-underline-style="none" fo:font-weight="normal" officeooo:rsid="00249f97" style:font-size-asian="13pt" style:font-weight-asian="normal" style:font-size-complex="13pt" style:font-weight-complex="normal"/>
    </style:style>
    <style:style style:name="T40" style:family="text">
      <style:text-properties fo:color="#c9211e" loext:opacity="100%" fo:font-size="13pt" style:text-underline-style="none" fo:font-weight="normal" officeooo:rsid="001f4b19" style:font-size-asian="13pt" style:font-weight-asian="normal" style:font-size-complex="13pt" style:font-weight-complex="normal"/>
    </style:style>
    <style:style style:name="T41" style:family="text">
      <style:text-properties fo:color="#c9211e" loext:opacity="100%" fo:font-size="13pt" style:text-underline-style="none" fo:font-weight="normal" officeooo:rsid="0036cfb9" style:font-size-asian="13pt" style:font-weight-asian="normal" style:font-size-complex="13pt" style:font-weight-complex="normal"/>
    </style:style>
    <style:style style:name="T42" style:family="text">
      <style:text-properties fo:font-size="15pt" fo:font-weight="bold" officeooo:rsid="000ee95a" style:font-size-asian="15pt" style:font-weight-asian="bold" style:font-size-complex="15pt" style:font-weight-complex="bold"/>
    </style:style>
    <style:style style:name="T43" style:family="text">
      <style:text-properties fo:font-size="15pt" fo:font-weight="bold" officeooo:rsid="0015900e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022afef" style:font-size-asian="15pt" style:font-weight-asian="bold" style:font-size-complex="15pt" style:font-weight-complex="bold"/>
    </style:style>
    <style:style style:name="T45" style:family="text">
      <style:text-properties fo:font-size="15pt" fo:font-weight="bold" officeooo:rsid="00207df1" style:font-size-asian="15pt" style:font-weight-asian="bold" style:font-size-complex="15pt" style:font-weight-complex="bold"/>
    </style:style>
    <style:style style:name="T46" style:family="text">
      <style:text-properties fo:font-size="15pt" fo:font-weight="bold" officeooo:rsid="00364021" style:font-size-asian="15pt" style:font-weight-asian="bold" style:font-size-complex="15pt" style:font-weight-complex="bold"/>
    </style:style>
    <style:style style:name="T47" style:family="text">
      <style:text-properties fo:font-size="15pt" fo:font-weight="bold" officeooo:rsid="003af301" style:font-size-asian="15pt" style:font-weight-asian="bold" style:font-size-complex="15pt" style:font-weight-complex="bold"/>
    </style:style>
    <style:style style:name="T48" style:family="text">
      <style:text-properties fo:font-size="15pt" fo:font-weight="bold" officeooo:rsid="00317d0e" style:font-size-asian="15pt" style:font-weight-asian="bold" style:font-size-complex="15pt" style:font-weight-complex="bold"/>
    </style:style>
    <style:style style:name="T49" style:family="text">
      <style:text-properties fo:font-size="15pt" fo:font-weight="bold" officeooo:rsid="003143a8" style:font-size-asian="15pt" style:font-weight-asian="bold" style:font-size-complex="15pt" style:font-weight-complex="bold"/>
    </style:style>
    <style:style style:name="T50" style:family="text">
      <style:text-properties style:use-window-font-color="true" loext:opacity="0%" fo:font-size="13pt" style:text-underline-style="none" fo:font-weight="normal" officeooo:rsid="000ee95a" style:font-size-asian="13pt" style:font-weight-asian="normal" style:font-size-complex="13pt" style:font-weight-complex="normal"/>
    </style:style>
    <style:style style:name="T51" style:family="text">
      <style:text-properties fo:color="#000000" loext:opacity="100%" fo:font-size="13pt" style:text-underline-style="none" fo:font-weight="normal" style:font-size-asian="13pt" style:font-weight-asian="normal" style:font-size-complex="13pt" style:font-weight-complex="normal"/>
    </style:style>
    <style:style style:name="T52" style:family="text">
      <style:text-properties fo:color="#000000" loext:opacity="100%" fo:font-size="13pt" style:text-underline-style="none" fo:font-weight="bold" style:font-size-asian="13pt" style:font-weight-asian="bold" style:font-size-complex="13pt" style:font-weight-complex="bold"/>
    </style:style>
    <style:style style:name="T53" style:family="text">
      <style:text-properties fo:color="#000000" loext:opacity="100%" fo:font-size="13pt" style:text-underline-style="none" fo:font-weight="bold" officeooo:rsid="0029c99a" style:font-size-asian="13pt" style:font-weight-asian="bold" style:font-size-complex="13pt" style:font-weight-complex="bold"/>
    </style:style>
    <style:style style:name="T54" style:family="text">
      <style:text-properties fo:color="#000000" loext:opacity="100%" fo:font-size="13pt" style:text-underline-style="none" fo:font-weight="bold" officeooo:rsid="002f4101" style:font-size-asian="13pt" style:font-weight-asian="bold" style:font-size-complex="13pt" style:font-weight-complex="bold"/>
    </style:style>
    <style:style style:name="T55" style:family="text">
      <style:text-properties fo:color="#000000" loext:opacity="100%" fo:font-size="13pt" style:text-underline-style="solid" style:text-underline-width="auto" style:text-underline-color="font-color" fo:font-weight="bold" officeooo:rsid="003279b8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XERCICE </text:p>
      <text:p text:style-name="P27"/>
      <text:p text:style-name="P30"><text:span text:style-name="T42"><text:tab/><text:tab/></text:span><text:span text:style-name="T43">M</text:span><text:span text:style-name="T45">ODELE RELATIONNEL </text:span></text:p>
      <text:p text:style-name="P28"/>
      <text:p text:style-name="P28"/>
      <text:p text:style-name="P30"><text:span text:style-name="T45"><text:tab/><text:tab/><text:tab/><text:tab/></text:span><text:span text:style-name="T46">CABINET MEDICAL </text:span><text:span text:style-name="T49">VERSION 1 :</text:span></text:p>
      <text:p text:style-name="P1"/>
      <text:p text:style-name="P1"/>
      <text:p text:style-name="P32"><text:span text:style-name="T26">M</text:span><text:span text:style-name="T24">EDECIN ( </text:span><text:span text:style-name="T20">N</text:span><text:span text:style-name="T19">ss_medecin</text:span><text:span text:style-name="T2">, </text:span><text:span text:style-name="T4">nom_</text:span><text:span text:style-name="T1">medecin</text:span><text:span text:style-name="T3">, </text:span><text:span text:style-name="T6">prenom_</text:span><text:span text:style-name="T1">medecin</text:span><text:span text:style-name="T6">, adresse_</text:span><text:span text:style-name="T1">medecin</text:span><text:span text:style-name="T50"> </text:span><text:span text:style-name="T4">) </text:span></text:p>
      <text:p text:style-name="P19"/>
      <text:p text:style-name="P32"><text:span text:style-name="T36">S</text:span><text:span text:style-name="T34">UIT</text:span><text:span text:style-name="T39"> ( </text:span><text:span text:style-name="T29">#</text:span><text:span text:style-name="T28">Nss_medecin</text:span><text:span text:style-name="T35">, </text:span><text:span text:style-name="T29">#</text:span><text:span text:style-name="T28">Nss_patient</text:span><text:span text:style-name="T35"> ) </text:span></text:p>
      <text:p text:style-name="P20"/>
      <text:p text:style-name="P33"><text:span text:style-name="T26">P</text:span><text:span text:style-name="T27">ATIENT</text:span><text:span text:style-name="T25"> ( </text:span><text:span text:style-name="T20">N</text:span><text:span text:style-name="T23">ss_patient</text:span><text:span text:style-name="T2">, </text:span><text:span text:style-name="T4">nom_</text:span><text:span text:style-name="T10">patient</text:span><text:span text:style-name="T3">, </text:span><text:span text:style-name="T6">prenom_</text:span><text:span text:style-name="T10">patient</text:span><text:span text:style-name="T6">, adresse_</text:span><text:span text:style-name="T10">patient</text:span><text:span text:style-name="T50"> </text:span><text:span text:style-name="T4">) </text:span></text:p>
      <text:p text:style-name="P10"/>
      <text:p text:style-name="P32"><text:span text:style-name="T36">S</text:span><text:span text:style-name="T40">U</text:span><text:span text:style-name="T41">B</text:span><text:span text:style-name="T40">IT</text:span><text:span text:style-name="T39"> ( </text:span><text:span text:style-name="T29">#</text:span><text:span text:style-name="T32">Nss_medecin</text:span><text:span text:style-name="T35">, </text:span><text:span text:style-name="T29">#</text:span><text:span text:style-name="T32">Nss_patient</text:span><text:span text:style-name="T35">, </text:span><text:span text:style-name="T33">date_test </text:span><text:span text:style-name="T35">) </text:span></text:p>
      <text:p text:style-name="P10"/>
      <text:p text:style-name="P24"><text:span text:style-name="T4">TEST ( </text:span><text:span text:style-name="T22">num_test</text:span><text:span text:style-name="T4">, </text:span><text:span text:style-name="T10">libelle, type, résultats</text:span><text:span text:style-name="T4">, </text:span><text:span text:style-name="T14">#</text:span><text:span text:style-name="T18">Num_ordonnance</text:span><text:span text:style-name="T5"> </text:span><text:span text:style-name="T4">) </text:span></text:p>
      <text:p text:style-name="P10"/>
      <text:p text:style-name="P33"><text:span text:style-name="T6">ORDONNA</text:span><text:span text:style-name="T11">N</text:span><text:span text:style-name="T6">CE</text:span><text:span text:style-name="T2"> ( </text:span><text:span text:style-name="T55">Num_ordonnance</text:span><text:span text:style-name="T2">, </text:span><text:span text:style-name="T6">prescription</text:span><text:span text:style-name="T3">, </text:span><text:span text:style-name="T6">date_</text:span><text:span text:style-name="T12">ordonnance</text:span><text:span text:style-name="T6">, </text:span><text:span text:style-name="T15">#N</text:span><text:span text:style-name="T18">ss</text:span><text:span text:style-name="T15">_</text:span><text:span text:style-name="T16">Medecin</text:span><text:span text:style-name="T7">,</text:span><text:span text:style-name="T16"> #N</text:span><text:span text:style-name="T18">ss</text:span><text:span text:style-name="T16">_Patient</text:span><text:span text:style-name="T50"> </text:span><text:span text:style-name="T4">) </text:span></text:p>
      <text:p text:style-name="P13"/>
      <text:p text:style-name="P24"><text:span text:style-name="T4">DIAGNOSTI</text:span><text:span text:style-name="T9">C</text:span><text:span text:style-name="T4"> ( </text:span><text:span text:style-name="T21">num_</text:span><text:span text:style-name="T22">diag</text:span><text:span text:style-name="T4">, </text:span><text:span text:style-name="T9">resume_diag, description_diag</text:span><text:span text:style-name="T4">, </text:span><text:span text:style-name="T15">#N</text:span><text:span text:style-name="T17">ss</text:span><text:span text:style-name="T15">_</text:span><text:span text:style-name="T16">Medecin</text:span><text:span text:style-name="T4"> ) </text:span></text:p>
      <text:p text:style-name="P8"/>
      <text:p text:style-name="P8"/>
      <text:p text:style-name="P8"/>
      <text:p text:style-name="P8"/>
      <text:p text:style-name="P30"><text:span text:style-name="T45"><text:tab/><text:tab/><text:tab/><text:tab/></text:span><text:span text:style-name="T46">CABINET MEDICAL </text:span><text:span text:style-name="T47">VERSION </text:span><text:span text:style-name="T48">2</text:span><text:span text:style-name="T47"> :</text:span></text:p>
      <text:p text:style-name="P25"/>
      <text:p text:style-name="P34"/>
      <text:p text:style-name="P30"><text:span text:style-name="T26">PERSONNE</text:span><text:span text:style-name="T25"> ( </text:span><text:span text:style-name="T20">NSS</text:span><text:span text:style-name="T2">, </text:span><text:span text:style-name="T4">nom</text:span><text:span text:style-name="T3">, </text:span><text:span text:style-name="T6">prenom, adresse</text:span><text:span text:style-name="T50"> </text:span><text:span text:style-name="T4">) </text:span></text:p>
      <text:p text:style-name="P9"/>
      <text:p text:style-name="P30"><text:span text:style-name="T6">ORDONNA</text:span><text:span text:style-name="T8">N</text:span><text:span text:style-name="T6">CE</text:span><text:span text:style-name="T2"> ( </text:span><text:span text:style-name="T20">id_ord</text:span><text:span text:style-name="T2">, </text:span><text:span text:style-name="T6">prescription</text:span><text:span text:style-name="T3">, </text:span><text:span text:style-name="T6">date_ord, </text:span><text:span text:style-name="T15">#NSS_</text:span><text:span text:style-name="T16">Medecin</text:span><text:span text:style-name="T7">,</text:span><text:span text:style-name="T16"> #NSS_Patient</text:span><text:span text:style-name="T50"> </text:span><text:span text:style-name="T4">) </text:span></text:p>
      <text:p text:style-name="P9"/>
      <text:p text:style-name="P30"><text:span text:style-name="T36">DEMANDE</text:span><text:span text:style-name="T37">_DE_</text:span><text:span text:style-name="T36">TESTS</text:span><text:span text:style-name="T37"> ( </text:span><text:span text:style-name="T30">#</text:span><text:span text:style-name="T31">id_ord</text:span><text:span text:style-name="T37">, </text:span><text:span text:style-name="T29">#</text:span><text:span text:style-name="T31">id_test</text:span><text:span text:style-name="T38"> )<text:tab/></text:span></text:p>
      <text:p text:style-name="P12"/>
      <text:p text:style-name="P30"><text:span text:style-name="T6">TYPE_TEST</text:span><text:span text:style-name="T2"> ( </text:span><text:span text:style-name="T20">id_test</text:span><text:span text:style-name="T2">, </text:span><text:span text:style-name="T6">libelle_test</text:span><text:span text:style-name="T3">, </text:span><text:span text:style-name="T6">description_test</text:span><text:span text:style-name="T50"> </text:span><text:span text:style-name="T4">) </text:span></text:p>
      <text:p text:style-name="P15"/>
      <text:p text:style-name="P30"><text:span text:style-name="T36">EST_CARACTERISE_PAR</text:span><text:span text:style-name="T39"> ( </text:span><text:span text:style-name="T29">#</text:span><text:span text:style-name="T31">id_test</text:span><text:span text:style-name="T35">, </text:span><text:span text:style-name="T29">#</text:span><text:span text:style-name="T31">id_carac</text:span><text:span text:style-name="T35"> ) </text:span></text:p>
      <text:p text:style-name="P17"/>
      <text:p text:style-name="P30"><text:span text:style-name="T6">CARAC</text:span><text:span text:style-name="T2"> ( </text:span><text:span text:style-name="T20">id_carac</text:span><text:span text:style-name="T2">, </text:span><text:span text:style-name="T6">libelle_carac</text:span><text:span text:style-name="T3">, </text:span><text:span text:style-name="T6">description_carac</text:span><text:span text:style-name="T50"> </text:span><text:span text:style-name="T4">) </text:span></text:p>
      <text:p text:style-name="P9"/>
      <text:p text:style-name="P23"><text:span text:style-name="T4">T</text:span><text:span text:style-name="T1">EST_EFFECTUE ( </text:span><text:span text:style-name="T19">num_test</text:span><text:span text:style-name="T1">, resultat, date_test, </text:span><text:span text:style-name="T14">#</text:span><text:span text:style-name="T15">id_</text:span><text:span text:style-name="T16">ord</text:span><text:span text:style-name="T5">, </text:span><text:span text:style-name="T14">#</text:span><text:span text:style-name="T15">id_</text:span><text:span text:style-name="T16">test</text:span><text:span text:style-name="T5"> </text:span><text:span text:style-name="T1">) </text:span></text:p>
      <text:p text:style-name="P22"/>
      <text:p text:style-name="P31"><text:span text:style-name="T51">DIAGNOSTIQUE ( id_diag, text_diag, </text:span><text:span text:style-name="T52">#num_test</text:span><text:span text:style-name="T51">, </text:span><text:span text:style-name="T53">#NSS_</text:span><text:span text:style-name="T54">Medecin</text:span><text:span text:style-name="T51"> ) 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1:58:27.275645276</meta:creation-date>
    <dc:date>2020-10-30T20:00:55.524648838</dc:date>
    <meta:editing-duration>PT33M14S</meta:editing-duration>
    <meta:editing-cycles>10</meta:editing-cycles>
    <meta:generator>LibreOffice/7.0.2.2$Linux_X86_64 LibreOffice_project/00$Build-2</meta:generator>
    <meta:document-statistic meta:table-count="0" meta:image-count="0" meta:object-count="0" meta:page-count="1" meta:paragraph-count="19" meta:word-count="113" meta:character-count="966" meta:non-whitespace-character-count="845"/>
  </office:meta>
</office:document-meta>
</file>